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97000004D50420876970FA3FDF.png" manifest:media-type="image/png"/>
  <manifest:file-entry manifest:full-path="Pictures/1000000000000500000002D0AAF7C754EC8E6AC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e821a" officeooo:paragraph-rsid="000e821a" style:font-weight-asian="bold" style:font-weight-complex="bold"/>
    </style:style>
    <style:style style:name="P2" style:family="paragraph" style:parent-style-name="Standard">
      <style:text-properties style:font-name="Calibri" officeooo:rsid="000e821a" officeooo:paragraph-rsid="000e821a"/>
    </style:style>
    <style:style style:name="P3" style:family="paragraph" style:parent-style-name="Standard">
      <style:text-properties style:font-name="Calibri" officeooo:rsid="000ea2b1" officeooo:paragraph-rsid="000ea2b1"/>
    </style:style>
    <style:style style:name="P4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5.2504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M</text:p>
      <text:p text:style-name="P2"/>
      <text:p text:style-name="P3"><draw:frame text:anchor-type="paragraph" draw:z-index="0" draw:name="Picture 2" draw:style-name="gr1" draw:text-style-name="P4" svg:width="2.5217in" svg:height="2.3398in" svg:x="4.1953in" svg:y="0.2783in"><draw:image xlink:href="Pictures/1000000000000500000002D0AAF7C754EC8E6AC7.jpg" xlink:type="simple" xlink:show="embed" xlink:actuate="onLoad"><text:p/></draw:image></draw:frame><draw:frame text:anchor-type="paragraph" draw:z-index="1" draw:name="Afbeelding 4" draw:style-name="gr2" draw:text-style-name="P4" svg:width="3.7087in" svg:height="2.0862in" svg:x="0.1937in" svg:y="0.3929in"><draw:image xlink:href="Pictures/1000020100000897000004D50420876970FA3FDF.png" xlink:type="simple" xlink:show="embed" xlink:actuate="onLoad"><text:p/></draw:image></draw:frame>Enkele afbeeldi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5:09:34.627894420</meta:creation-date>
    <dc:date>2018-05-25T15:27:15.292282731</dc:date>
    <meta:editing-duration>PT2M28S</meta:editing-duration>
    <meta:editing-cycles>1</meta:editing-cycles>
    <meta:document-statistic meta:table-count="0" meta:image-count="0" meta:object-count="0" meta:page-count="1" meta:paragraph-count="2" meta:word-count="3" meta:character-count="23" meta:non-whitespace-character-count="22"/>
    <meta:generator>LibreOffice/5.1.6.2$Linux_X86_64 LibreOffice_project/10m0$Build-2</meta:generator>
  </office:meta>
</office:document-meta>
</file>